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list-style-name="L1"/>
    <style:style style:name="P2" style:family="paragraph" style:list-style-name="L2"/>
    <style:style style:name="P3" style:family="paragraph" style:list-style-name="L3"/>
    <style:style style:name="P4" style:family="paragraph" style:list-style-name="L4"/>
    <style:style style:name="P5" style:family="paragraph" style:list-style-name="L5"/>
    <style:style style:name="P6" style:family="paragraph" style:list-style-name="L6"/>
    <style:style style:name="P7" style:family="paragraph" style:list-style-name="L7"/>
    <style:style style:name="T1" style:family="text">
      <style:text-properties fo:font-weight="normal" style:font-weight-asian="normal" style:font-weight-complex="normal"/>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Strong_20_Emphasis">15/09/2016 à 12:50 (00:50) </text:span></text:h>
      <text:p text:style-name="Text_20_body">Programmation: rappels</text:p>
      <text:p text:style-name="Text_20_body">Revoir les vidéos suivantes:</text:p>
      <text:p text:style-name="Text_20_body"><text:a xlink:type="simple" xlink:href="https://youtu.be/1LYw-pexSWs" text:style-name="Internet_20_link" text:visited-style-name="Visited_20_Internet_20_Link">https://youtu.be/1LYw-pexSWs</text:a></text:p>
      <text:p text:style-name="Text_20_body"><text:a xlink:type="simple" xlink:href="https://youtu.be/dOVPyzr0HO4" text:style-name="Internet_20_link" text:visited-style-name="Visited_20_Internet_20_Link">https://youtu.be/dOVPyzr0HO4</text:a></text:p>
      <text:p text:style-name="Text_20_body">Exercices: voirl le document dans les ISND Docs</text:p>
      <text:h text:style-name="Heading_20_1" text:outline-level="1"><text:span text:style-name="Strong_20_Emphasis">22/09/2016 à 12:50 (00:50) </text:span></text:h>
      <text:p text:style-name="Text_20_body"><text:bookmark text:name="unEnonce"/>1. Faire écrire 20 nombres également répartis compris entre deux bornes choisies.</text:p>
      <text:p text:style-name="Text_20_body">2. Faire écrire x nombres (x est choisi par l'utilisateur) entre deux bornes choisies par l'utilisateur du programme.</text:p>
      <text:p text:style-name="Text_20_body">3. Faire écrire un programme qui calcule x images de points équitablement répartis dans un intervalle choisi, par une fonction du premier degré.</text:p>
      <text:p text:style-name="Text_20_body">4. Faire calculer une approximation de la racine d'une fonction du premier degré (si elle existe) dans un intervalle choisi.</text:p>
      <text:p text:style-name="Text_20_body">Partagez vos réflexions là: <text:a xlink:type="simple" xlink:href="https://mensuel.framapad.org/p/python6" text:style-name="Internet_20_link" text:visited-style-name="Visited_20_Internet_20_Link">https://mensuel.framapad.org/p/python6</text:a></text:p>
      <text:h text:style-name="Heading_20_1" text:outline-level="1"><text:span text:style-name="Strong_20_Emphasis">06/10/2016 à 12:50 (00:50) </text:span></text:h>
      <text:p text:style-name="Text_20_body">Diagrammes en langage Python</text:p>
      <text:p text:style-name="Text_20_body"><text:bookmark text:name="unEnonce1"/>1. Dans vos <text:span text:style-name="Strong_20_Emphasis">Isnd/docs</text:span>, un dcument "Comment ça marche" contient un programme. Comment fonctionne-t-il?</text:p>
      <text:p text:style-name="Text_20_body">2. Regarder et reproduire le contenu de la vidéo</text:p>
      <text:p text:style-name="Text_20_body">https://youtu.be/BA4LC-tLz-QUtiliser les nouvelles compétences pour tracer le diagramme d'une fonction du second degré. L'utilisateur choisit les valeurs de a, b et c dans la fonction ax2+bx+c=0</text:p>
      <text:p text:style-name="Text_20_body">3. Travail à réaliser par groupes (2 ou 3 élèves).<text:line-break/>Soit une fonction mathématique à définir en langage Python et un intervalle d'étude.<text:line-break/>Le programme à écrire doit pouvoir indiquer, sur un certain nombre de points dans l'intervalle, si la fonction est croissante ou décroissante.<text:line-break/>Les idées sur la façon de tarvailler sont partagées là: <text:a xlink:type="simple" xlink:href="https://mensuel.framapad.org/p/python6" text:style-name="Internet_20_link" text:visited-style-name="Visited_20_Internet_20_Link">https://mensuel.framapad.org/p/python6</text:a></text:p>
      <text:h text:style-name="Heading_20_1" text:outline-level="1"><text:span text:style-name="Strong_20_Emphasis">13/10/2016 à 12:50 (00:50) </text:span></text:h>
      <text:p text:style-name="Text_20_body"><text:bookmark text:name="unEnonce2"/>1. Soit la fonction mathématique f(x) = sin(1/x), on demande d'écrire un programme qui parcourt un intervalle entre -pi et +pi et qui écrit à l'écran si la fonction est croissante ou décroissante en chaque point.</text:p>
      <text:p text:style-name="Text_20_body">Voir le document ExoCroissantDecroissant.txt dans vos Isnd/docs (cours de Sciences)</text:p>
      <text:p text:style-name="Text_20_body"><text:soft-page-break/>2. Utiliser la bibliothèque matplotlib pour confirmer visuellement le premier résultat.</text:p>
      <text:p text:style-name="Text_20_body">3. Réaliser les diagrammes correspondants aux mesures effectuées au labo de physique afin d'étudier le lien entre la période du pendule et les différents paramètres testés.<text:line-break/>Pour entrer les valeurs des mesures, on peut procéder de la manière suivante:</text:p>
      <text:p text:style-name="Text_20_body">&gt;&gt;&gt;xy = input('deux mesures séparées par une virgule')<text:line-break/>&gt;&gt;&gt; deux mesures... <text:span text:style-name="Strong_20_Emphasis">7,18</text:span><text:line-break/>&gt;&gt;&gt; print (xy[0])<text:line-break/>&gt;&gt;&gt; <text:span text:style-name="Strong_20_Emphasis">7</text:span><text:line-break/>&gt;&gt;&gt; print(xy[1])<text:line-break/>&gt;&gt;&gt; <text:span text:style-name="Strong_20_Emphasis">18</text:span><text:line-break/>Discussions là: <text:a xlink:type="simple" xlink:href="https://mensuel.framapad.org/p/info6" text:style-name="Internet_20_link" text:visited-style-name="Visited_20_Internet_20_Link">https://mensuel.framapad.org/p/info6</text:a> (on ne modifie ni efface les commentaires des autres)</text:p>
      <text:h text:style-name="Heading_20_1" text:outline-level="1"><text:span text:style-name="Strong_20_Emphasis">20/10/2016 à 12:50 (00:50) </text:span></text:h>
      <text:h text:style-name="Heading_20_3" text:outline-level="3"><text:bookmark text:name="unEnonce3"/>Objectif</text:h>
      <text:p text:style-name="Text_20_body">Réalisation de la version numérique du rapport de laboratoire relatif à l'étude du pendule.<text:line-break/>Analyse des mesures réalisées à l'aide de la régression linéaire.<text:line-break/>Rédaction du rapport contenant:</text:p>
      <text:list xml:id="list2656666347" text:style-name="L1">
        <text:list-item>
          <text:p>le texte du rapport "manuel" </text:p>
        </text:list-item>
        <text:list-item>
          <text:p>les mesures présentées dans des tableaux </text:p>
        </text:list-item>
        <text:list-item>
          <text:p>les diagrammes correspondant, y compris les analyses par régression </text:p>
        </text:list-item>
        <text:list-item>
          <text:p>les conclusions, y compris avec des formules physico/mathématiques </text:p>
        </text:list-item>
      </text:list>
      <text:h text:style-name="Heading_20_3" text:outline-level="3">Ressources</text:h>
      <text:p text:style-name="Text_20_body">La vidéo (rappel de 5e)</text:p>
      <text:p text:style-name="Text_20_body"><text:a xlink:type="simple" xlink:href="https://youtu.be/Po2QF8oGUus" text:style-name="Internet_20_link" text:visited-style-name="Visited_20_Internet_20_Link">https://youtu.be/Po2QF8oGUus</text:a></text:p>
      <text:p text:style-name="Text_20_body">La vidéo sur la régression linéaire dans des situations non linéaires</text:p>
      <text:p text:style-name="Text_20_body"><text:a xlink:type="simple" xlink:href="https://youtu.be/7s3KyJxBDrg" text:style-name="Internet_20_link" text:visited-style-name="Visited_20_Internet_20_Link">https://youtu.be/7s3KyJxBDrg</text:a></text:p>
      <text:p text:style-name="Text_20_body">Le cours (rappel de 5e) sur l'écriture des formules:</text:p>
      <text:p text:style-name="Text_20_body"><text:a xlink:type="simple" xlink:href="http://info.sio2.be/tdtooo/7/" text:style-name="Internet_20_link" text:visited-style-name="Visited_20_Internet_20_Link">http://info.sio2.be/tdtooo/7/</text:a></text:p>
      <text:h text:style-name="Heading_20_1" text:outline-level="1"><text:span text:style-name="Strong_20_Emphasis">10/11/2016 à 12:50 (00:50) </text:span></text:h>
      <text:p text:style-name="Text_20_body"><text:bookmark text:name="unEnonce4"/>Traitement des fichiers CSV en langage Python</text:p>
      <text:p text:style-name="Text_20_body">Voir la vidéo</text:p>
      <text:p text:style-name="Text_20_body"><text:a xlink:type="simple" xlink:href="https://youtu.be/qwztvbt8bGk" text:style-name="Internet_20_link" text:visited-style-name="Visited_20_Internet_20_Link">https://youtu.be/qwztvbt8bGk</text:a></text:p>
      <text:p text:style-name="Text_20_body"><text:soft-page-break/>Régression polynomiale en langage Python: voir la vidéo et pratiquer les exemples proposés</text:p>
      <text:p text:style-name="Standard"><text:a xlink:type="simple" xlink:href="https://youtu.be/vGFJHIL2E5s" text:style-name="Internet_20_link" text:visited-style-name="Visited_20_Internet_20_Link">https://youtu.be/vGFJHIL2E5s</text:a></text:p>
      <text:p text:style-name="Standard">Choisir l'un des fichiers .CSV disponibles dans les Isnd/docs et rédiger un document structuré et très complet (y compris tableau de chiffres et diagramme) justifiant le type de régression polynomiale qui convient.<text:line-break/>Confronter avec les conclusions d'autres élèves. </text:p>
      <text:h text:style-name="Heading_20_1" text:outline-level="1"><text:span text:style-name="Strong_20_Emphasis">17/11/2016 à 12:50 (00:50) </text:span></text:h>
      <text:p text:style-name="Text_20_body"><text:bookmark text:name="unEnonce5"/>Terminer le rapport sur l'analyse en régression polynomiale (voir JDC du 10/11)</text:p>
      <text:p text:style-name="Text_20_body">Simulation de titrage acide/base: voir et reproduire l'application de la vidéo</text:p>
      <text:p text:style-name="Standard"><text:a xlink:type="simple" xlink:href="https://youtu.be/rLWVKujUFrk" text:style-name="Internet_20_link" text:visited-style-name="Visited_20_Internet_20_Link">https://youtu.be/rLWVKujUFrk</text:a></text:p>
      <text:p text:style-name="Text_20_body">Il faut être capable de justifier:</text:p>
      <text:list xml:id="list3084332107" text:style-name="L2">
        <text:list-item>
          <text:p>la formule utilisée à partir de 1'28" pour le calcul du point d'équivalence </text:p>
        </text:list-item>
        <text:list-item>
          <text:p>la formule pour la conversion en litre à 1'40" </text:p>
        </text:list-item>
        <text:list-item>
          <text:p>la formule pour le calcul des quantités d'acide à 3'15" </text:p>
        </text:list-item>
        <text:list-item>
          <text:p>les formules pour les calculs des quantités d'acide accumulé à 4'09" et suivantes </text:p>
        </text:list-item>
        <text:list-item>
          <text:p>la formule pour le calcul de la quantité de NaOH à 4'30" </text:p>
        </text:list-item>
        <text:list-item>
          <text:p>les formules pour les calculs des quantités de NaOH à partir de 4'50" </text:p>
        </text:list-item>
        <text:list-item>
          <text:p>les formules pour le calcul des quantités de HCl après l'équivalence à 5'20" et suivantes </text:p>
        </text:list-item>
        <text:list-item>
          <text:p>les formules pour le calcul de la COH- à 9'10" et suivantes </text:p>
        </text:list-item>
        <text:list-item>
          <text:p>les formules pour le calcul de la CH30+ à 9'40" et suivantes </text:p>
        </text:list-item>
      </text:list>
      <text:p text:style-name="Text_20_body">tant du point de vue de la chimie que de l'informatique (références absolues et relatives)</text:p>
      <text:h text:style-name="Heading_20_1" text:outline-level="1"><text:span text:style-name="Strong_20_Emphasis">24/11/2016 à 12:50 (00:50) </text:span></text:h>
      <text:p text:style-name="Text_20_body"><text:bookmark text:name="unEnonce6"/>Regarder et reproduire l'exemple de la vidéo</text:p>
      <text:p text:style-name="Standard"><text:a xlink:type="simple" xlink:href="https://youtu.be/wAy2QOYqpRQ" text:style-name="Internet_20_link" text:visited-style-name="Visited_20_Internet_20_Link">https://youtu.be/wAy2QOYqpRQ</text:a></text:p>
      <text:h text:style-name="Heading_20_1" text:outline-level="1"><text:span text:style-name="Strong_20_Emphasis">01/12/2016 à 12:50 (00:50) </text:span></text:h>
      <text:p text:style-name="Text_20_body"><text:bookmark text:name="unEnonce7"/>Sur le modèle du titrage d'une base forte par un acide faible (voir les épisodes précédents), réaliser la courbe de titrage de 20 mL de soluction de base faible NH4OH 0.225 M par une solution d'acide fort HCl 0.175 M.<text:line-break/>Poursuivre le titrage jusqu'à 2x le volume HCl nécessaire pour atteindre l'équivalence.</text:p>
      <text:p text:style-name="Text_20_body">En utilisant la courbe de l'évolution du pH, sélectionner l'indicateur adéquat.</text:p>
      <text:h text:style-name="Heading_20_1" text:outline-level="1"><text:span text:style-name="Strong_20_Emphasis">12/01/2017 à 12:50 (00:50) </text:span></text:h>
      <text:p text:style-name="Text_20_body"><text:bookmark text:name="unEnonce8"/>Éléments de bio-informatique: la synthèse des protéines.</text:p>
      <text:p text:style-name="Text_20_body"><text:soft-page-break/>Mise au point d'une machine à traduire l'ARNm en protéine.</text:p>
      <text:p text:style-name="Text_20_body">Voir la vidéo suivante et apprendre à maîtriser les concepts de biologie et d'informatique qui y figurent:</text:p>
      <text:p text:style-name="Text_20_body"><text:a xlink:type="simple" xlink:href="https://youtu.be/ZfiO-nBqoNU" text:style-name="Internet_20_link" text:visited-style-name="Visited_20_Internet_20_Link">https://youtu.be/ZfiO-nBqoNU</text:a></text:p>
      <text:p text:style-name="Standard">Pour la création du "dicoAA" dans l'écriture du programme final, utiliser le fichier "CodeGenetique.csv" fourni dans les Isnd/Docs.<text:span text:style-name="Strong_20_Emphasis"> Contrairement à ce qui est évoqué dans la vidéo, il ne faut pas encoder tous les triplets manuellement.</text:span></text:p>
      <text:h text:style-name="Heading_20_1" text:outline-level="1"><text:span text:style-name="Strong_20_Emphasis">19/01/2017 à 12:50 (00:50) </text:span></text:h>
      <text:h text:style-name="Heading_20_3" text:outline-level="3"><text:bookmark text:name="unEnonce9"/>La machine à traduire l'ARM messager</text:h>
      <text:p text:style-name="Text_20_body">fin de la mise au point; voir le JDC du 12/01.</text:p>
      <text:h text:style-name="Heading_20_3" text:outline-level="3">Étude des ondes sonores avec Geogebra:</text:h>
      <text:p text:style-name="Text_20_body">voir et reproduire le contenu de la vidéo</text:p>
      <text:p text:style-name="Standard"><text:a xlink:type="simple" xlink:href="https://youtu.be/Fi0ZrZi2C3M" text:style-name="Internet_20_link" text:visited-style-name="Visited_20_Internet_20_Link"><text:span text:style-name="Strong_20_Emphasis">https://youtu.be/Fi0ZrZi2C3M</text:span></text:a></text:p>
      <text:h text:style-name="Heading_20_1" text:outline-level="1"><text:span text:style-name="Strong_20_Emphasis">26/01/2017 à 12:50 (00:50) </text:span></text:h>
      <text:p text:style-name="Text_20_body">Combinaison d'ondes</text:p>
      <text:p text:style-name="Text_20_body"><text:bookmark text:name="unEnonce10"/>On demande d'écrire un programme capable de représenter graphiquement la combinaison de deux ondes.<text:line-break/>Pour chacune de ces ondes, on définit:</text:p>
      <text:list xml:id="list3011393028" text:style-name="L3">
        <text:list-item>
          <text:p>son amplitude </text:p>
        </text:list-item>
        <text:list-item>
          <text:p>sa période </text:p>
        </text:list-item>
        <text:list-item>
          <text:p>sa phase </text:p>
        </text:list-item>
      </text:list>
      <text:p text:style-name="Text_20_body">Le programme représente les deux ondes composantes et l'onde résultante.<text:line-break/><text:span text:style-name="Strong_20_Emphasis">Les formules à utiliser proviennent du cours de physique.</text:span></text:p>
      <text:p text:style-name="Text_20_body">Un embryon de programme à aménager est disponible dans les Isnd/docs.</text:p>
      <text:h text:style-name="Heading_20_1" text:outline-level="1"><text:span text:style-name="Strong_20_Emphasis">09/02/2017 à 12:50 (00:50) </text:span></text:h>
      <text:p text:style-name="Text_20_body"><text:bookmark text:name="unEnonce11"/>Voir et reproduire la vidéo</text:p>
      <text:p text:style-name="Standard"><text:a xlink:type="simple" xlink:href="https://youtu.be/0FStVxMZq68" text:style-name="Internet_20_link" text:visited-style-name="Visited_20_Internet_20_Link"><text:span text:style-name="Strong_20_Emphasis">https://youtu.be/0FStVxMZq68</text:span></text:a></text:p>
      <text:h text:style-name="Heading_20_1" text:outline-level="1"><text:span text:style-name="Strong_20_Emphasis">16/02/2017 à 12:50 (00:50) </text:span></text:h>
      <text:p text:style-name="Text_20_body"><text:bookmark text:name="unEnonce12"/>Décroissance radioactive</text:p>
      <text:p text:style-name="Text_20_body">Terminer le travail de la semaine passée en changeant la probabilité. Conclure sur la forme de l'équation de la décroissance radioactive.</text:p>
      <text:h text:style-name="Heading_20_2" text:outline-level="2"><text:soft-page-break/>Les ondes stationnaires</text:h>
      <text:p text:style-name="Text_20_body">Reproduire le contenu de la vidéo</text:p>
      <text:p text:style-name="Standard"><text:a xlink:type="simple" xlink:href="https://youtu.be/XeoAb-LlN7s" text:style-name="Internet_20_link" text:visited-style-name="Visited_20_Internet_20_Link"><text:span text:style-name="Strong_20_Emphasis">https://youtu.be/XeoAb-LlN7s</text:span></text:a></text:p>
      <text:p text:style-name="Text_20_body"><text:span text:style-name="Strong_20_Emphasis"><text:span text:style-name="T1">Faire varier les paramètres des ondes composantes et conclure.</text:span></text:span></text:p>
      <text:h text:style-name="Heading_20_2" text:outline-level="2">Le langage HTML</text:h>
      <text:p text:style-name="Text_20_body">Prendre connaissance du contenu de la vidéo</text:p>
      <text:p text:style-name="Standard"><text:a xlink:type="simple" xlink:href="https://youtu.be/qustdcsL0ew" text:style-name="Internet_20_link" text:visited-style-name="Visited_20_Internet_20_Link"><text:span text:style-name="Strong_20_Emphasis">https://youtu.be/qustdcsL0ew</text:span></text:a></text:p>
      <text:p text:style-name="Standard"><text:span text:style-name="Strong_20_Emphasis"><text:span text:style-name="T1">Reproduire les exemples proposés. Utiliser éventuellement le document index.html.txt disponible dans les Isnd/docs (à renommer en index.html)</text:span></text:span></text:p>
      <text:h text:style-name="Heading_20_1" text:outline-level="1"><text:span text:style-name="Strong_20_Emphasis">23/02/2017 à 12:50 (00:50) </text:span></text:h>
      <text:h text:style-name="Heading_20_2" text:outline-level="2"><text:bookmark text:name="unEnonce13"/>Pré-requis</text:h>
      <text:p text:style-name="Text_20_body">Il faut avoir bien compris :</text:p>
      <text:list xml:id="list2389117016" text:style-name="L4">
        <text:list-item>
          <text:p>ce qu'est le langage <text:span text:style-name="Strong_20_Emphasis">HTML</text:span> </text:p>
        </text:list-item>
        <text:list-item>
          <text:p>le rôle des feuilles de style <text:span text:style-name="Strong_20_Emphasis">CSS</text:span> dans les pages HTML </text:p>
        </text:list-item>
        <text:list-item>
          <text:p>le rôle du Javascript <text:span text:style-name="Strong_20_Emphasis">JS</text:span> dans une page web </text:p>
        </text:list-item>
      </text:list>
      <text:p text:style-name="Text_20_body">Il faut avoir en tête la <text:span text:style-name="Strong_20_Emphasis">structure d'une balise HTML</text:span> (balise ouvrante, balise fermante).</text:p>
      <text:p text:style-name="Text_20_body">Il faut avoir sous la main un <text:span text:style-name="Strong_20_Emphasis">aide-mémoire</text:span> pour l'utilsation des balises hx (où x est un niveau de titre), p, ul, ol, li, img.</text:p>
      <text:p text:style-name="Text_20_body">Toutes ces notions sont abordées dans la vidéo proposée au cours du 16/02. Revoir éventuellement <text:a xlink:type="simple" xlink:href="https://youtu.be/qustdcsL0ew?t=6m41s" text:style-name="Internet_20_link" text:visited-style-name="Visited_20_Internet_20_Link">https://youtu.be/qustdcsL0ew?t=6m41s</text:a></text:p>
      <text:h text:style-name="Heading_20_2" text:outline-level="2">Un diaporama en reveal.js</text:h>
      <text:p text:style-name="Text_20_body">Voir et reproduire le contenu de la vidéo</text:p>
      <text:p text:style-name="Standard"><text:a xlink:type="simple" xlink:href="https://youtu.be/AnkQ8FhCe9I" text:style-name="Internet_20_link" text:visited-style-name="Visited_20_Internet_20_Link"><text:span text:style-name="Strong_20_Emphasis">https://youtu.be/AnkQ8FhCe9I</text:span></text:a></text:p>
      <text:h text:style-name="Heading_20_1" text:outline-level="1"><text:span text:style-name="Strong_20_Emphasis">16/03/2017 à 12:50 (00:50) </text:span></text:h>
      <text:p text:style-name="Text_20_body"><text:bookmark text:name="unEnonce14"/>Réalisation d'un diaporama en HTML sous reveal.js</text:p>
      <text:p text:style-name="Text_20_body">Voir la vidéo au JDC du 23/02.</text:p>
      <text:p text:style-name="Text_20_body">Au moins 5 diapositives. Thème: un sujet du cours de biologie.</text:p>
      <text:h text:style-name="Heading_20_1" text:outline-level="1"><text:span text:style-name="Strong_20_Emphasis">23/03/2017 à 12:50 (00:50) </text:span></text:h>
      <text:p text:style-name="Text_20_body">Travail à réaliser</text:p>
      <text:p text:style-name="Text_20_body"><text:bookmark text:name="unEnonce15"/>Toujours le même:</text:p>
      <text:p text:style-name="Text_20_body"><text:soft-page-break/>Réalisation d'un diaporama en HTML sous reveal.js</text:p>
      <text:p text:style-name="Text_20_body">Voir la vidéo au JDC du 23/02.</text:p>
      <text:p text:style-name="Text_20_body">Au moins 5 diapostives. Thème: un sujet du cours de biologie.</text:p>
      <text:h text:style-name="Heading_20_1" text:outline-level="1"><text:span text:style-name="Strong_20_Emphasis">20/04/2017 à 12:50 (00:50) </text:span></text:h>
      <text:p text:style-name="Text_20_body">Travail à réaliser</text:p>
      <text:h text:style-name="Heading_20_3" text:outline-level="3"><text:bookmark text:name="unEnonce16"/>Découverte de impress.js</text:h>
      <text:p text:style-name="Text_20_body">Télécharger et installer la librairie depuis Github<text:line-break/><text:a xlink:type="simple" xlink:href="https://github.com/impress/impress.js" office:target-frame-name="_blank" xlink:show="new" text:style-name="Internet_20_link" text:visited-style-name="Visited_20_Internet_20_Link">https://github.com/impress/impress.js</text:a></text:p>
      <text:p text:style-name="Text_20_body">Ouvrir le document impress.html.txt dans les ISND/docs et supprimer l'extension .txt.<text:line-break/>Visualiser le document.</text:p>
      <text:p text:style-name="Text_20_body">Réaliser un résumé des fonctionnalités utilisées dans la librairie impress.js pour réaliser les présentations.</text:p>
      <text:h text:style-name="Heading_20_1" text:outline-level="1"><text:span text:style-name="Strong_20_Emphasis">27/04/2017 à 12:50 (00:50) </text:span></text:h>
      <text:p text:style-name="Text_20_body">Travail à réaliser</text:p>
      <text:h text:style-name="Heading_20_3" text:outline-level="3"><text:bookmark text:name="unEnonce18"/>Le plagiat et ses dangers</text:h>
      <text:p text:style-name="Text_20_body">Regarder la vidéo suivante (extrait d'une émission de Télé Bruxelles - 2014):</text:p>
      <text:p text:style-name="Standard"><text:a xlink:type="simple" xlink:href="https://youtu.be/rx0jO4NEJtI" text:style-name="Internet_20_link" text:visited-style-name="Visited_20_Internet_20_Link"><text:span text:style-name="Strong_20_Emphasis">https://youtu.be/rx0jO4NEJtI</text:span></text:a></text:p>
      <text:p text:style-name="Text_20_body"><text:span text:style-name="Strong_20_Emphasis"><text:span text:style-name="T1">1. Rechercher la signification du concept de "plagiat" selon l'ULB, l'UCL, l'ULG et l'UQAM. En tirer une définition commune.</text:span></text:span></text:p>
      <text:p text:style-name="Text_20_body">2. Quelles sont les implications sur les cotations et disciplinaires du plagiat dans chacune de ces universités.</text:p>
      <text:h text:style-name="Heading_20_1" text:outline-level="1"><text:span text:style-name="Strong_20_Emphasis">04/05/2017 à 12:50 (00:50) </text:span></text:h>
      <text:p text:style-name="Text_20_body">Travail à réaliser</text:p>
      <text:p text:style-name="Text_20_body"><text:bookmark text:name="unEnonce19"/>1. Exercices de phylogénétique</text:p>
      <text:list xml:id="list2626220668" text:style-name="L5">
        <text:list-item>
          <text:p>Correction de l'exercice du 27/04 (voir Isnd/docs) </text:p>
        </text:list-item>
        <text:list-item>
          <text:p>Exercice p.5 du même document </text:p>
        </text:list-item>
      </text:list>
      <text:p text:style-name="Text_20_body">2. Travail d'histoire des Sciences "Semmelweis"</text:p>
      <text:list xml:id="list1086128301" text:style-name="L6">
        <text:list-item>
          <text:p>Comment répondre aux questions posées sans plagier </text:p>
        </text:list-item>
      </text:list>
      <text:h text:style-name="Heading_20_1" text:outline-level="1"><text:span text:style-name="Strong_20_Emphasis">11/05/2017 à 12:50 (00:50) </text:span></text:h>
      <text:p text:style-name="Text_20_body"><text:bookmark text:name="unEnonce20"/>À l'aide du logiciel Avogadro, dessine les molécules suivantes puis exécute la consigne:</text:p>
      <text:list xml:id="list1938081554" text:style-name="L7">
        <text:list-item>
          <text:p><text:soft-page-break/>CCl₄ (tétrachlorométhane) : mesurer les angles entre les Cl </text:p>
        </text:list-item>
        <text:list-item>
          <text:p>BF₃ : mesurer les angles entre les F </text:p>
        </text:list-item>
        <text:list-item>
          <text:p>PCl₃ : mesurer les angles entre les Cl </text:p>
        </text:list-item>
        <text:list-item>
          <text:p>OPCl₃ : mesurer les angles entre les Cl et entre Cl et O </text:p>
        </text:list-item>
        <text:list-item>
          <text:p>CH₂Cl₂ </text:p>
        </text:list-item>
        <text:list-item>
          <text:p>H₂SO₄ </text:p>
        </text:list-item>
        <text:list-item>
          <text:p>H₃PO₄ </text:p>
        </text:list-item>
        <text:list-item>
          <text:p>SOCl₂ </text:p>
        </text:list-item>
        <text:list-item>
          <text:p>CF₂Cl₂ (fréon) : mesurer les longueurs de liaisons et interpréter </text:p>
        </text:list-item>
        <text:list-item>
          <text:p>C₂H₆ (éthane) : observer la disposition des atomes d’Hydrogène </text:p>
        </text:list-item>
        <text:list-item>
          <text:p>C₃H₈ (propane) : observer la disposition des atomes C et H </text:p>
        </text:list-item>
        <text:list-item>
          <text:p>C₂H₄ (éthène) : observer la disposition des atomes C et H </text:p>
        </text:list-item>
        <text:list-item>
          <text:p>C₂H₂ (éthyne ou acéthylène) : observer la disposition des atomes C et H </text:p>
        </text:list-item>
        <text:list-item>
          <text:p>C₂H₂Cl₂ (dichloréthylène): dessiner les trois isomères possibles </text:p>
        </text:list-item>
        <text:list-item>
          <text:p>C₆H₁₂ (cyclohexane) : observer la disposition des atomes C en visualisation bâtonnets; tenter d’obtenir la forme « chaise » et la forme « bateau » </text:p>
        </text:list-item>
        <text:list-item>
          <text:p>C₆H₆ (benzène) : observer la disposition des atomes C </text:p>
        </text:list-item>
        <text:list-item>
          <text:p>C₆H₁₂O₆ (glucose) </text:p>
        </text:list-item>
        <text:list-item>
          <text:p>Sarin (un seul énantiomère) </text:p>
        </text:list-item>
        <text:list-item>
          <text:p>Gly-Gly (dipeptide) </text:p>
        </text:list-item>
      </text:list>
      <text:h text:style-name="Heading_20_1" text:outline-level="1"><text:span text:style-name="Strong_20_Emphasis">18/05/2017 à 12:50 (00:50) </text:span></text:h>
      <text:p text:style-name="Text_20_body"><text:bookmark text:name="unEnonce21"/>Voir, éventuellement, la vidéo</text:p>
      <text:p text:style-name="Standard"><text:a xlink:type="simple" xlink:href="https://youtu.be/QI5GBFlNpVw" text:style-name="Internet_20_link" text:visited-style-name="Visited_20_Internet_20_Link"><text:span text:style-name="Strong_20_Emphasis"><text:span text:style-name="T1">https://youtu.be/QI5GBFlNpVw</text:span></text:span></text:a></text:p>
      <text:p text:style-name="Text_20_body"><text:span text:style-name="Strong_20_Emphasis"><text:span text:style-name="T1">Dans un document "texte", présente, en vis-à-vis, des captures d'écran des molécules 9 à 18 (voir JDC du 11/05) et note les caractéristiques géométriques que tu repères et dont il a été question au cours de chimie (disposition des atomes, angles de liaisons, distance inter-atomiques, isomérie,…)</text:span></text:span></text:p>
      <text:h text:style-name="Heading_20_1" text:outline-level="1"><text:span text:style-name="Strong_20_Emphasis">01/06/2017 à 12:50 (00:50) </text:span></text:h>
      <text:p text:style-name="Text_20_body"><text:bookmark text:name="unEnonce22"/>1. Achever et remettre le travail de chimie (JDC 18/05)</text:p>
      <text:p text:style-name="Text_20_body">2. Préparation à l'enseignement supérieur:</text:p>
      <text:p text:style-name="Text_20_body">Prise de notes durant le fragment de cours suivant:</text:p>
      <text:p text:style-name="Standard"><text:span text:style-name="Strong_20_Emphasis">https://youtu.be/ior50wq5vw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ves Mairesse</meta:initial-creator>
    <meta:creation-date>2017-09-19T07:32:07.596548515</meta:creation-date>
    <dc:date>2017-09-19T07:52:45.780198648</dc:date>
    <dc:creator>Yves Mairesse</dc:creator>
    <meta:editing-duration>PT20M37S</meta:editing-duration>
    <meta:editing-cycles>2</meta:editing-cycles>
    <meta:generator>LibreOffice/5.4.0.3$Linux_X86_64 LibreOffice_project/40m0$Build-3</meta:generator>
    <meta:document-statistic meta:table-count="0" meta:image-count="0" meta:object-count="0" meta:page-count="7" meta:paragraph-count="172" meta:word-count="1645" meta:character-count="10485" meta:non-whitespace-character-count="9035"/>
  </office:meta>
</office:document-meta>
</file>